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724d" officeooo:paragraph-rsid="0011724d"/>
    </style:style>
    <style:style style:name="P2" style:family="paragraph" style:parent-style-name="Standard">
      <style:text-properties officeooo:paragraph-rsid="0011724d"/>
    </style:style>
    <style:style style:name="T1" style:family="text">
      <style:text-properties officeooo:rsid="001172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dentificação: Pedro Mesquita Maia – 2312664</text:p>
      <text:p text:style-name="Standard"/>
      <text:p text:style-name="Standard">Descrição: O objetivo do trabalho foi implementar uma árvore binária de busca, onde a ideia principal era inserir e ordenar nós com base numa lista de identificadores inteiros. Depois de construir a árvore, a tarefa era fazer uma travessia in-order, pra mostrar os valores em ordem crescente, o que basicamente verifica se a árvore foi montada corretamente.</text:p>
      <text:p text:style-name="Standard"/>
      <text:p text:style-name="Standard">Estrutura: Criei três funções principais, além da função main, pra dar conta do trabalho: createNode, createBT e showBT. Primeiramente, defini um array de identificadores inteiros. Aí, chamei a função createBT pra construir a árvore binária com esses valores. No final, usei a showBT pra fazer a travessia da árvore e imprimir os identificadores na ordem correta, garantindo que a árvore estava, de fato, organizada.</text:p>
      <text:p text:style-name="Standard"/>
      <text:p text:style-name="Standard">Solução: Usei um array fixo com os valores {10, 5, 15, 3, 7, 13, 20, 1, 4, 6} pra preencher a árvore. As funções criadas foram:</text:p>
      <text:p text:style-name="Standard"/>
      <text:p text:style-name="Standard">createNode: Aloca dinamicamente um novo nó, inicializa os ponteiros dos filhos como NULL e define o valor do nó com o identificador passado.</text:p>
      <text:p text:style-name="P2">createBT: Essa é a função que constrói a árvore binária de busca. Ela recebe como entrada um ponteiro pra árvore e o array de identificadores. O primeiro valor vira a raiz e depois, com a ajuda de uma fila, vai inserindo os filhos esquerdo e direito dos nós, um por um, até que todos os elementos estejam inseridos. <text:span text:style-name="T1">Descrição passo-a-passo:<text:line-break/></text:span></text:p>
      <text:p text:style-name="P1">Inicialização:</text:p>
      <text:p text:style-name="P1"/>
      <text:p text:style-name="P1">A função começa verificando se o array de identificadores está vazio. Se estiver, retorna.</text:p>
      <text:p text:style-name="P1">Se não estiver vazio, o primeiro valor do array (10) é usado para criar a raiz da árvore. Esse nó é atribuído a *btPointer e adicionado à fila. Inicialmente, a fila está vazia, então front e rear são ambos 0.</text:p>
      <text:p text:style-name="P1"/>
      <text:p text:style-name="P1">Inserção na Árvore:</text:p>
      <text:p text:style-name="P1">O nó da raiz (valor 10) é adicionado à fila. front e rear são atualizados para refletir isso. Neste ponto:</text:p>
      <text:p text:style-name="P1">queue[0] contém o nó com valor 10.</text:p>
      <text:p text:style-name="P1">front é 0 e rear é 1.</text:p>
      <text:p text:style-name="P1"/>
      <text:p text:style-name="P1">Processamento da Fila:</text:p>
      <text:p text:style-name="P1">A partir daqui, a função entra em um loop onde processa cada nó da fila para inserir seus filhos:</text:p>
      <text:p text:style-name="P1"/>
      <text:p text:style-name="P1">Primeira Iteração:</text:p>
      <text:p text:style-name="P1">O nó atual é o primeiro nó da fila, com valor 10 (queue[front]), então:</text:p>
      <text:p text:style-name="P1">current é o nó com valor 10.</text:p>
      <text:p text:style-name="P1">front é 0, e rear é 1.</text:p>
      <text:p text:style-name="P1">O próximo valor no array é 5, então 5 é inserido como o filho esquerdo do nó com valor 10. Este nó é então adicionado à fila.</text:p>
      <text:p text:style-name="P1">Atualiza a fila:</text:p>
      <text:p text:style-name="P1">queue[0] ainda é o nó com valor 10.</text:p>
      <text:p text:style-name="P1">queue[1] agora é o nó com valor 5.</text:p>
      <text:p text:style-name="P1">rear é 2.</text:p>
      <text:p text:style-name="P1">front é 1 após o processamento do nó atual.</text:p>
      <text:p text:style-name="P1">Segunda Iteração:</text:p>
      <text:p text:style-name="P1"><text:soft-page-break/></text:p>
      <text:p text:style-name="P1">O nó atual é agora o nó com valor 5 (queue[front]):</text:p>
      <text:p text:style-name="P1">current é o nó com valor 5.</text:p>
      <text:p text:style-name="P1">front é 1, e rear é 2.</text:p>
      <text:p text:style-name="P1">O próximo valor no array é 15, então 15 é inserido como o filho direito do nó com valor 10. Este nó é adicionado à fila.</text:p>
      <text:p text:style-name="P1">Atualiza a fila:</text:p>
      <text:p text:style-name="P1">queue[1] é o nó com valor 5.</text:p>
      <text:p text:style-name="P1">queue[2] é o nó com valor 15.</text:p>
      <text:p text:style-name="P1">rear é 3.</text:p>
      <text:p text:style-name="P1">front é 2 após o processamento do nó atual.</text:p>
      <text:p text:style-name="P1">Terceira Iteração:</text:p>
      <text:p text:style-name="P1"/>
      <text:p text:style-name="P1">O nó atual é agora o nó com valor 15 (queue[front]):</text:p>
      <text:p text:style-name="P1">current é o nó com valor 15.</text:p>
      <text:p text:style-name="P1">front é 2, e rear é 3.</text:p>
      <text:p text:style-name="P1">O próximo valor no array é 3, então 3 é inserido como o filho esquerdo do nó com valor 5. Este nó é adicionado à fila.</text:p>
      <text:p text:style-name="P1">Atualiza a fila:</text:p>
      <text:p text:style-name="P1">queue[2] é o nó com valor 15.</text:p>
      <text:p text:style-name="P1">queue[3] é o nó com valor 3.</text:p>
      <text:p text:style-name="P1">rear é 4.</text:p>
      <text:p text:style-name="P1">front é 3 após o processamento do nó atual.</text:p>
      <text:p text:style-name="P1">Quarta Iteração:</text:p>
      <text:p text:style-name="P1"/>
      <text:p text:style-name="P1">O nó atual é agora o nó com valor 3 (queue[front]):</text:p>
      <text:p text:style-name="P1">current é o nó com valor 3.</text:p>
      <text:p text:style-name="P1">front é 3, e rear é 4.</text:p>
      <text:p text:style-name="P1">O próximo valor no array é 7, então 7 é inserido como o filho direito do nó com valor 5. Este nó é adicionado à fila.</text:p>
      <text:p text:style-name="P1">Atualiza a fila:</text:p>
      <text:p text:style-name="P1">queue[3] é o nó com valor 3.</text:p>
      <text:p text:style-name="P1">queue[4] é o nó com valor 7.</text:p>
      <text:p text:style-name="P1">rear é 5.</text:p>
      <text:p text:style-name="P1">front é 4 após o processamento do nó atual.</text:p>
      <text:p text:style-name="P1">Continuação:</text:p>
      <text:p text:style-name="P1"/>
      <text:p text:style-name="P1">O processo continua da mesma maneira, onde o próximo valor no array é inserido como o filho esquerdo ou direito do nó atual, conforme disponível, e o nó inserido é adicionado à fila. Isso ocorre até que todos os valores do array tenham sido processados e a árvore esteja completamente construída.</text:p>
      <text:p text:style-name="P1">.</text:p>
      <text:p text:style-name="P1"/>
      <text:p text:style-name="P1"/>
      <text:p text:style-name="Standard">showBT: <text:span text:style-name="T1">Printa a</text:span> árvore. Essa função chama a si mesma de forma recursiva: primeiro vai pro filho da esquerda, depois imprime o nó atual e, por último, vai pro filho da direita. </text:p>
      <text:p text:style-name="Standard">Na função main, a árvore foi inicializada e depois as funções foram chamadas na sequência pra construir e mostrar a árvore. </text:p>
      <text:p text:style-name="Standard"/>
      <text:p text:style-name="Standard"><text:soft-page-break/>Observações: <text:span text:style-name="T1">Foi bem desafiador manter</text:span> a ordem correta na hora de inserir os nós, e a fila ajudou bastante nisso, já que permitiu ir inserindo os filhos na ordem certa. <text:span text:style-name="T1">Mas para ser sincero eu não entendi 100%, pra mim ainda não é fluído e eu precisei consultar fórums, vídeos e pedir ajuda para o chatGPT. Acho que como o tempo foi curto (tive aula até ás 19h) eu não consegui fazer tudo sozinho. </text:span></text:p>
      <text:p text:style-name="Standard"/>
      <text:p text:style-name="Standard">Compilação e Testes: Pra compilar o código e verificar possíveis warnings, usei o comando:</text:p>
      <text:p text:style-name="Standard">gcc -Wall -o main main.c. Fiz testes com a árvore usando essa lista de identificadores e também experimentei outras listas menores, só pra garantir que estava funcionando. O comportamento foi o esperado em todos os testes, sem erros ou problemas de execuçã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20:59:13.773361646</meta:creation-date>
    <dc:date>2024-09-16T21:18:21.482055467</dc:date>
    <meta:editing-duration>PT19M8S</meta:editing-duration>
    <meta:editing-cycles>1</meta:editing-cycles>
    <meta:document-statistic meta:table-count="0" meta:image-count="0" meta:object-count="0" meta:page-count="3" meta:paragraph-count="63" meta:word-count="919" meta:character-count="4875" meta:non-whitespace-character-count="4014"/>
    <meta:generator>LibreOffice/7.6.5.2$Linux_X86_64 LibreOffice_project/38d5f62f85355c192ef5f1dd47c5c0c0c6d6598b</meta:generator>
  </office:meta>
</office:document-meta>
</file>